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8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TEKST DO ZASZYFROWANIA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4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KLUCZ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4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SZYFROGRAM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3"/>
          <table:table-cell table:formula="of:=INDIRECT(CONCATENATE([.AD2];CODE([.AD4])-64))" office:value-type="string" office:string-value="K" calcext:value-type="string">
            <text:p>K</text:p>
          </table:table-cell>
          <table:table-cell table:formula="of:=INDIRECT(CONCATENATE([.AE2];CODE([.AE4])-64))" office:value-type="string" office:string-value="Z" calcext:value-type="string">
            <text:p>Z</text:p>
          </table:table-cell>
          <table:table-cell table:formula="of:=INDIRECT(CONCATENATE([.AF2];CODE([.AF4])-64))" office:value-type="string" office:string-value="Z" calcext:value-type="string">
            <text:p>Z</text:p>
          </table:table-cell>
          <table:table-cell table:formula="of:=INDIRECT(CONCATENATE([.AG2];CODE([.AG4])-64))" office:value-type="string" office:string-value="T" calcext:value-type="string">
            <text:p>T</text:p>
          </table:table-cell>
          <table:table-cell table:formula="of:=INDIRECT(CONCATENATE([.AH2];CODE([.AH4])-64))" office:value-type="string" office:string-value="P" calcext:value-type="string">
            <text:p>P</text:p>
          </table:table-cell>
          <table:table-cell table:formula="of:=INDIRECT(CONCATENATE([.AI2];CODE([.AI4])-64))" office:value-type="string" office:string-value="U" calcext:value-type="string">
            <text:p>U</text:p>
          </table:table-cell>
          <table:table-cell table:formula="of:=INDIRECT(CONCATENATE([.AJ2];CODE([.AJ4])-64))" office:value-type="string" office:string-value="Q" calcext:value-type="string">
            <text:p>Q</text:p>
          </table:table-cell>
          <table:table-cell table:formula="of:=INDIRECT(CONCATENATE([.AK2];CODE([.AK4])-64))" office:value-type="string" office:string-value="F" calcext:value-type="string">
            <text:p>F</text:p>
          </table:table-cell>
          <table:table-cell table:formula="of:=INDIRECT(CONCATENATE([.AL2];CODE([.AL4])-64))" office:value-type="string" office:string-value="A" calcext:value-type="string">
            <text:p>A</text:p>
          </table:table-cell>
          <table:table-cell table:number-columns-repeated="44"/>
        </table:table-row>
        <table:table-row table:style-name="ro2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DESZYFROWANIE</text:p>
          </table:table-cell>
          <table:covered-table-cell table:number-columns-repeated="8"/>
          <table:table-cell table:number-columns-repeated="44"/>
        </table:table-row>
        <table:table-row table:style-name="ro2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3"/>
          <table:table-cell table:formula="of:=CHAR(IF((CODE([.AD6])-CODE([.AD4])+65)&lt;65; (CODE([.AD6])-CODE([.AD4])+65)+26; (CODE([.AD6])-CODE([.AD4])+65)))" office:value-type="string" office:string-value="C" calcext:value-type="string">
            <text:p>C</text:p>
          </table:table-cell>
          <table:table-cell table:formula="of:=CHAR(IF((CODE([.AE6])-CODE([.AE4])+65)&lt;65; (CODE([.AE6])-CODE([.AE4])+65)+26; (CODE([.AE6])-CODE([.AE4])+65)))" office:value-type="string" office:string-value="O" calcext:value-type="string">
            <text:p>O</text:p>
          </table:table-cell>
          <table:table-cell table:formula="of:=CHAR(IF((CODE([.AF6])-CODE([.AF4])+65)&lt;65; (CODE([.AF6])-CODE([.AF4])+65)+26; (CODE([.AF6])-CODE([.AF4])+65)))" office:value-type="string" office:string-value="L" calcext:value-type="string">
            <text:p>L</text:p>
          </table:table-cell>
          <table:table-cell table:formula="of:=CHAR(IF((CODE([.AG6])-CODE([.AG4])+65)&lt;65; (CODE([.AG6])-CODE([.AG4])+65)+26; (CODE([.AG6])-CODE([.AG4])+65)))" office:value-type="string" office:string-value="L" calcext:value-type="string">
            <text:p>L</text:p>
          </table:table-cell>
          <table:table-cell table:formula="of:=CHAR(IF((CODE([.AH6])-CODE([.AH4])+65)&lt;65; (CODE([.AH6])-CODE([.AH4])+65)+26; (CODE([.AH6])-CODE([.AH4])+65)))" office:value-type="string" office:string-value="E" calcext:value-type="string">
            <text:p>E</text:p>
          </table:table-cell>
          <table:table-cell table:formula="of:=CHAR(IF((CODE([.AI6])-CODE([.AI4])+65)&lt;65; (CODE([.AI6])-CODE([.AI4])+65)+26; (CODE([.AI6])-CODE([.AI4])+65)))" office:value-type="string" office:string-value="G" calcext:value-type="string">
            <text:p>G</text:p>
          </table:table-cell>
          <table:table-cell table:formula="of:=CHAR(IF((CODE([.AJ6])-CODE([.AJ4])+65)&lt;65; (CODE([.AJ6])-CODE([.AJ4])+65)+26; (CODE([.AJ6])-CODE([.AJ4])+65)))" office:value-type="string" office:string-value="I" calcext:value-type="string">
            <text:p>I</text:p>
          </table:table-cell>
          <table:table-cell table:formula="of:=CHAR(IF((CODE([.AK6])-CODE([.AK4])+65)&lt;65; (CODE([.AK6])-CODE([.AK4])+65)+26; (CODE([.AK6])-CODE([.AK4])+65)))" office:value-type="string" office:string-value="U" calcext:value-type="string">
            <text:p>U</text:p>
          </table:table-cell>
          <table:table-cell table:formula="of:=CHAR(IF((CODE([.AL6])-CODE([.AL4])+65)&lt;65; (CODE([.AL6])-CODE([.AL4])+65)+26; (CODE([.AL6])-CODE([.AL4])+65)))" office:value-type="string" office:string-value="M" calcext:value-type="string">
            <text:p>M</text:p>
          </table:table-cell>
          <table:table-cell table:number-columns-repeated="44"/>
        </table:table-row>
        <table:table-row table:style-name="ro2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5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5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5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5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5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5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5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5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5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5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5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5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5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5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5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5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5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 style:data-style-name="N2" text:time-value="08:57:14.0447385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1.521039395</meta:creation-date>
    <dc:date>2020-03-02T09:08:48.181658919</dc:date>
    <meta:editing-duration>PT30M46S</meta:editing-duration>
    <meta:editing-cycles>3</meta:editing-cycles>
    <meta:generator>LibreOffice/6.0.7.3$Linux_X86_64 LibreOffice_project/00m0$Build-3</meta:generator>
    <meta:document-statistic meta:table-count="1" meta:cell-count="716" meta:object-count="0"/>
  </office:meta>
</office:document-meta>
</file>